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1pt" officeooo:rsid="000ccc28" officeooo:paragraph-rsid="000ccc28" style:font-size-asian="11pt" style:font-size-complex="11pt"/>
    </style:style>
    <style:style style:name="P2" style:family="paragraph" style:parent-style-name="Text_20_body">
      <style:text-properties fo:font-size="11pt" officeooo:rsid="000dc4d1" officeooo:paragraph-rsid="000dc4d1" style:font-size-asian="11pt" style:font-size-complex="11pt"/>
    </style:style>
    <style:style style:name="P3" style:family="paragraph" style:parent-style-name="Heading_20_1" style:list-style-name="">
      <style:text-properties officeooo:rsid="000ccc28" officeooo:paragraph-rsid="001006e7"/>
    </style:style>
    <style:style style:name="P4" style:family="paragraph" style:parent-style-name="Text_20_body" style:list-style-name="L1">
      <style:text-properties fo:font-size="11pt" officeooo:rsid="000ccc28" officeooo:paragraph-rsid="000ccc28" style:font-size-asian="11pt" style:font-size-complex="11pt"/>
    </style:style>
    <style:style style:name="P5" style:family="paragraph" style:parent-style-name="Text_20_body" style:list-style-name="L2">
      <style:text-properties fo:font-size="11pt" officeooo:rsid="000ccc28" officeooo:paragraph-rsid="000ccc28" style:font-size-asian="11pt" style:font-size-complex="11pt"/>
    </style:style>
    <style:style style:name="P6" style:family="paragraph" style:parent-style-name="Text_20_body" style:list-style-name="L3">
      <style:text-properties fo:font-size="11pt" officeooo:rsid="000ccc28" officeooo:paragraph-rsid="000ccc28" style:font-size-asian="11pt" style:font-size-complex="11pt"/>
    </style:style>
    <style:style style:name="P7" style:family="paragraph" style:parent-style-name="Text_20_body">
      <style:text-properties fo:font-size="11pt" officeooo:rsid="000dc4d1" officeooo:paragraph-rsid="000dc4d1" style:font-size-asian="11pt" style:font-size-complex="11pt"/>
    </style:style>
    <style:style style:name="P8" style:family="paragraph" style:parent-style-name="Text_20_body">
      <style:text-properties fo:font-size="11pt" officeooo:rsid="0011c7e3" officeooo:paragraph-rsid="0011c7e3" style:font-size-asian="11pt" style:font-size-complex="11pt"/>
    </style:style>
    <style:style style:name="T1" style:family="text">
      <style:text-properties officeooo:rsid="001006e7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ailwind:</text:h>
      <text:p text:style-name="P1">Para instalart taildwinds config:</text:p>
      <text:list xml:id="list577575756" text:style-name="L1">
        <text:list-item>
          <text:p text:style-name="P4">Npx <text:span text:style-name="T2">tailwindcss</text:span> init </text:p>
        </text:list-item>
      </text:list>
      <text:p text:style-name="P8">Creamos un index.html y un style.css.</text:p>
      <text:p text:style-name="P8">Añadimos al index.html el siguiente script:</text:p>
      <text:p text:style-name="P8"><text:s text:c="4"/>&lt;script src="https://cdn.tailwindcss.com"&gt;&lt;/script&gt;</text:p>
      <text:p text:style-name="P2">Para elegir el html que tailwind usara, debemos poner la ruta de este en el objeto content dentro del archivo tailwind.conf.js que acabamos de generar</text:p>
      <text:p text:style-name="P1">Añadir en el archivo style.css:</text:p>
      <text:list xml:id="list2240904384" text:style-name="L2">
        <text:list-item>
          <text:p text:style-name="P5">@tailwind base;</text:p>
        </text:list-item>
        <text:list-item>
          <text:p text:style-name="P5">@tailwind components;</text:p>
        </text:list-item>
        <text:list-item>
          <text:p text:style-name="P5">@tailwind utilities;</text:p>
        </text:list-item>
      </text:list>
      <text:p text:style-name="P2"/>
      <text:p text:style-name="P1">Para que tailwind este pendiente del index.html, en el conf de tailwind hay que poner la ruta del html.</text:p>
      <text:list xml:id="list1762761017" text:style-name="L3">
        <text:list-item>
          <text:p text:style-name="P6">npx tailwindcss -i ./style/style.css -o ./tailwind/output.css –watc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6:01:28.341598479</meta:creation-date>
    <dc:date>2022-12-05T16:36:25.281461751</dc:date>
    <meta:editing-duration>PT13M4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3" meta:word-count="89" meta:character-count="611" meta:non-whitespace-character-count="535"/>
  </office:meta>
</office:document-meta>
</file>